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5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8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5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6" style:family="text" style:parent-style-name="Default_20_Paragraph_20_Font"/>
    <style:style style:name="T6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8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9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7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7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5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4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4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4" style:family="text" style:parent-style-name="Default_20_Paragraph_20_Font"/>
    <style:style style:name="Table1" style:family="table">
      <style:table-properties table:align="left" style:width="4.886cm" fo:margin-left="0cm"/>
    </style:style>
    <style:style style:name="Column1" style:family="table-column">
      <style:table-column-properties style:column-width="2.443cm"/>
    </style:style>
    <style:style style:name="Column2" style:family="table-column">
      <style:table-column-properties style:column-width="2.443cm"/>
    </style:style>
    <style:style style:name="Row1" style:family="table-row">
      <style:table-row-properties style:min-row-height="0.457cm"/>
    </style:style>
    <style:style style:name="Cell1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2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2" style:family="table-row">
      <style:table-row-properties style:min-row-height="0.483cm"/>
    </style:style>
    <style:style style:name="Cell3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4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3" style:family="table-row">
      <style:table-row-properties style:min-row-height="0.483cm"/>
    </style:style>
    <style:style style:name="Cell5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6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4" style:family="table-row">
      <style:table-row-properties style:min-row-height="0.483cm"/>
    </style:style>
    <style:style style:name="Cell7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8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5" style:family="table-row">
      <style:table-row-properties style:min-row-height="0.457cm"/>
    </style:style>
    <style:style style:name="Cell9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0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6" style:family="table-row">
      <style:table-row-properties style:min-row-height="0.483cm"/>
    </style:style>
    <style:style style:name="Cell11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2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7" style:family="table-row">
      <style:table-row-properties style:min-row-height="0.51cm"/>
    </style:style>
    <style:style style:name="Cell13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4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P27" style:family="paragraph" style:parent-style-name="Standard">
      <style:paragraph-properties fo:text-align="left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T27_3" style:family="text" style:parent-style-name="Default_20_Paragraph_20_Font"/>
  </office:automatic-styles>
  <office:body>
    <office:text>
      <text:p text:style-name="P1"><text:span text:style-name="T1_1">EXPERIMENTO<text:s/>PAIN     <text:s/>07/11/2009</text:span><text:span text:style-name="T1_2"><text:s/></text:span></text:p>
      <text:p text:style-name="P2"><text:span text:style-name="T2_1">GRUPO<text:s/>TRATADO</text:span><text:span text:style-name="T2_2"><text:s/></text:span></text:p>
      <text:p text:style-name="P3"><text:span text:style-name="T3_1">             <text:s/></text:span><text:span text:style-name="T3_2">        <text:s/>Sibutramina<text:s/>(1,5<text:s/></text:span><text:span text:style-name="T3_3">mg</text:span><text:span text:style-name="T3_4">/kg),<text:s/>VO</text:span><text:span text:style-name="T3_5"><text:s/></text:span></text:p>
      <text:p text:style-name="P4"><text:span text:style-name="T4_1">                                 <text:s/>13,3<text:s/>ml<text:s/>AD<text:s/>+<text:s/>1<text:s/></text:span><text:span text:style-name="T4_2">cp</text:span><text:span text:style-name="T4_3"><text:s/>(10<text:s/></text:span><text:span text:style-name="T4_4">mg</text:span><text:span text:style-name="T4_5">)<text:s/>sibutramina<text:s/>+<text:s/></text:span><text:span text:style-name="T4_6">HCl</text:span><text:span text:style-name="T4_7"><text:s/>1<text:s/>M</text:span><text:span text:style-name="T4_8"><text:s/></text:span></text:p>
      <text:p text:style-name="P5"><text:span text:style-name="T5_1">                                 <text:s/>Vol.<text:s/></text:span><text:span text:style-name="T5_2">Adm</text:span><text:span text:style-name="T5_3">.:</text:span><text:span text:style-name="T5_4"><text:s/>0,4<text:s/>ml</text:span><text:span text:style-name="T5_5"><text:s/></text:span></text:p>
      <text:p text:style-name="P6"><text:span text:style-name="T6_1">             <text:s/></text:span><text:span text:style-name="T6_2">        <text:s/></text:span><text:span text:style-name="T6_3">Ioimbina</text:span><text:span text:style-name="T6_4"><text:s/>(</text:span><text:span text:style-name="T6_5">2</text:span><text:span text:style-name="T6_6"><text:s/></text:span><text:span text:style-name="T6_7">mg</text:span><text:span text:style-name="T6_8">/kg),<text:s/>IP</text:span><text:span text:style-name="T6_9"><text:s/></text:span></text:p>
      <text:p text:style-name="P7"><text:span text:style-name="T7_1">                                  <text:s/></text:span><text:span text:style-name="T7_2">7</text:span><text:span text:style-name="T7_3"><text:s/>ml<text:s/>de<text:s/>SF<text:s/>+<text:s/>7<text:s/></text:span><text:span text:style-name="T7_4">mg</text:span><text:span text:style-name="T7_5"><text:s/>de<text:s/></text:span><text:span text:style-name="T7_6">ioimbina</text:span><text:span text:style-name="T7_7"><text:s/></text:span></text:p>
      <text:p text:style-name="P8"><text:span text:style-name="T8_1">             <text:s/></text:span><text:span text:style-name="T8_2">             <text:s/></text:span><text:span text:style-name="T8_3">      <text:s/>Vol.<text:s/></text:span><text:span text:style-name="T8_4">Adm</text:span><text:span text:style-name="T8_5">.:</text:span><text:span text:style-name="T8_6"><text:s/>0,4<text:s/>ml</text:span><text:span text:style-name="T8_7"><text:s/></text:span></text:p>
      <text:p text:style-name="P9"><text:span text:style-name="T9_1">             <text:s/></text:span><text:span text:style-name="T9_2">        <text:s/></text:span><text:span text:style-name="T9_3">Carragenina</text:span><text:span text:style-name="T9_4">,<text:s/>SC</text:span><text:span text:style-name="T9_5"><text:s/></text:span></text:p>
      <text:p text:style-name="P10"><text:span text:style-name="T10_1">                                  <text:s/></text:span><text:span text:style-name="T10_2">Conc</text:span><text:span text:style-name="T10_3">:<text:s/>10<text:s/>mg/ml</text:span><text:span text:style-name="T10_4"><text:s/></text:span></text:p>
      <text:p text:style-name="P11"><text:span text:style-name="T11_1">                                  <text:s/>Vol.<text:s/>Adm.:<text:s/>0</text:span><text:span text:style-name="T11_2">,1</text:span><text:span text:style-name="T11_3"><text:s/>ml</text:span><text:span text:style-name="T11_4"><text:s/></text:span></text:p>
      <text:p text:style-name="P12"><text:span text:style-name="T12_1">Peso<text:s/></text:span><text:span text:style-name="T12_2">médio</text:span><text:span text:style-name="T12_3">:<text:s/>200<text:s/>mg</text:span><text:span text:style-name="T12_4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Animal</text:span><text:span text:style-name="T13_2"><text:s/></text:span></text:p>
          </table:table-cell>
          <table:table-cell table:style-name="Cell2">
            <text:p text:style-name="P14"><text:span text:style-name="T14_1">Tempo</text:span><text:span text:style-name="T14_2"><text:s/></text:span></text:p>
          </table:table-cell>
        </table:table-row>
        <table:table-row table:style-name="Row2">
          <table:table-cell table:style-name="Cell3">
            <text:p text:style-name="P15"><text:span text:style-name="T15_1">01</text:span><text:span text:style-name="T15_2"><text:s/></text:span></text:p>
          </table:table-cell>
          <table:table-cell table:style-name="Cell4">
            <text:p text:style-name="P16"><text:span text:style-name="T16_1">10,8</text:span><text:span text:style-name="T16_2"><text:s/></text:span></text:p>
          </table:table-cell>
        </table:table-row>
        <table:table-row table:style-name="Row3">
          <table:table-cell table:style-name="Cell5">
            <text:p text:style-name="P17"><text:span text:style-name="T17_1">02</text:span><text:span text:style-name="T17_2"><text:s/></text:span></text:p>
          </table:table-cell>
          <table:table-cell table:style-name="Cell6">
            <text:p text:style-name="P18"><text:span text:style-name="T18_1">12,1</text:span><text:span text:style-name="T18_2"><text:s/></text:span></text:p>
          </table:table-cell>
        </table:table-row>
        <table:table-row table:style-name="Row4">
          <table:table-cell table:style-name="Cell7">
            <text:p text:style-name="P19"><text:span text:style-name="T19_1">03</text:span><text:span text:style-name="T19_2"><text:s/></text:span></text:p>
          </table:table-cell>
          <table:table-cell table:style-name="Cell8">
            <text:p text:style-name="P20"><text:span text:style-name="T20_1">8,0</text:span><text:span text:style-name="T20_2"><text:s/></text:span></text:p>
          </table:table-cell>
        </table:table-row>
        <table:table-row table:style-name="Row5">
          <table:table-cell table:style-name="Cell9">
            <text:p text:style-name="P21"><text:span text:style-name="T21_1">04</text:span><text:span text:style-name="T21_2"><text:s/></text:span></text:p>
          </table:table-cell>
          <table:table-cell table:style-name="Cell10">
            <text:p text:style-name="P22"><text:span text:style-name="T22_1">8,6</text:span><text:span text:style-name="T22_2"><text:s/></text:span></text:p>
          </table:table-cell>
        </table:table-row>
        <table:table-row table:style-name="Row6">
          <table:table-cell table:style-name="Cell11">
            <text:p text:style-name="P23"><text:span text:style-name="T23_1">05</text:span><text:span text:style-name="T23_2"><text:s/></text:span></text:p>
          </table:table-cell>
          <table:table-cell table:style-name="Cell12">
            <text:p text:style-name="P24"><text:span text:style-name="T24_1">14,7</text:span><text:span text:style-name="T24_2"><text:s/></text:span></text:p>
          </table:table-cell>
        </table:table-row>
        <table:table-row table:style-name="Row7">
          <table:table-cell table:style-name="Cell13">
            <text:p text:style-name="P25"><text:span text:style-name="T25_1">Média</text:span><text:span text:style-name="T25_2"><text:s/></text:span></text:p>
          </table:table-cell>
          <table:table-cell table:style-name="Cell14">
            <text:p text:style-name="P26"><text:span text:style-name="T26_1">10,84</text:span><text:span text:style-name="T26_2"><text:s/></text:span></text:p>
          </table:table-cell>
        </table:table-row>
      </table:table>
      <text:p text:style-name="P27"><text:span text:style-name="T27_1"> </text:span><text:span text:style-name="T27_2"><text:s/></text:span><text:span text:style-name="T27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GRUPO TRATADO 07.11.09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